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8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svg:stroke-color="#ff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8000" draw:marker-start-width="0.35cm" draw:marker-end="Arrow" draw:marker-end-width="0.45cm" draw:fill="none" draw:fill-color="#579d1c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svg:stroke-width="0.1cm" svg:stroke-color="#008000" draw:marker-start-width="0.35cm" draw:marker-end="Arrow" draw:marker-end-width="0.45cm" draw:fill="none" draw:fill-color="#579d1c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5cm"/>
    </style:style>
    <style:style style:name="gr13" style:family="graphic" style:parent-style-name="objectwithoutfill">
      <style:graphic-properties svg:stroke-width="0.1cm" svg:stroke-color="#800080" draw:marker-start-width="0.35cm" draw:marker-end-width="0.35cm" draw:fill="none" draw:fill-color="#579d1c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Ultrafine_20_2_20_Dots_20_3_20_Dashes" svg:stroke-width="0.1cm" svg:stroke-color="#800080" draw:marker-start-width="0.35cm" draw:marker-end-width="0.35cm" draw:fill="none" draw:fill-color="#579d1c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800080" draw:marker-start-width="0.35cm" draw:marker-end="Arrow" draw:marker-end-width="0.45cm" draw:fill="none" draw:fill-color="#579d1c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800000" draw:marker-start-width="0.35cm" draw:marker-end="Arrow" draw:marker-end-width="0.45cm" draw:fill="none" draw:fill-color="#579d1c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ff00" draw:marker-start-width="0.35cm" draw:marker-end="Arrow" draw:marker-end-width="0.45cm" draw:fill="none" draw:fill-color="#579d1c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333366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1cm" svg:stroke-color="#aecf00" draw:marker-start-width="0.35cm" draw:marker-end="Arrow" draw:marker-end-width="0.45cm" draw:fill="none" draw:fill-color="#579d1c" draw:textarea-horizontal-align="center" draw:textarea-vertical-align="middle" fo:padding-top="0.175cm" fo:padding-bottom="0.175cm" fo:padding-left="0.3cm" fo:padding-right="0.3cm"/>
    </style:style>
    <style:style style:name="gr2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1" xml:id="id1" draw:id="id1" draw:layer="layout" svg:width="1.5cm" svg:height="1.5cm" svg:x="11.3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5cm" svg:height="1.5cm" svg:x="11.1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5cm" svg:height="1.5cm" svg:x="11.2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1.5cm" svg:height="1.5cm" svg:x="13.7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draw:line-skew="-2.79cm" svg:x1="12.8cm" svg:y1="14.25cm" svg:x2="14.45cm" svg:y2="14.9cm" draw:start-shape="id1" draw:start-glue-point="10" draw:end-shape="id2" draw:end-glue-point="8" svg:d="m12800 14250c168 0 140 626 510 1015s1140 538 1140-365">
          <text:p/>
        </draw:connector>
        <draw:connector draw:style-name="gr5" draw:text-style-name="P1" draw:layer="layout" draw:type="curve" svg:x1="12.7cm" svg:y1="11.95cm" svg:x2="13.919cm" svg:y2="13.619cm" draw:start-shape="id3" draw:start-glue-point="10" draw:end-shape="id2" draw:end-glue-point="5" svg:d="m12700 11950c813 0 1219 556 1219 1669">
          <text:p/>
        </draw:connector>
        <draw:connector draw:style-name="gr5" draw:text-style-name="P1" draw:layer="layout" draw:type="curve" svg:x1="12.6cm" svg:y1="9.55cm" svg:x2="14.45cm" svg:y2="13.4cm" draw:start-shape="id4" draw:start-glue-point="10" draw:end-shape="id2" draw:end-glue-point="4" svg:d="m12600 9550c1234 0 1850 1283 1850 3850">
          <text:p/>
        </draw:connector>
        <draw:custom-shape draw:style-name="gr2" draw:text-style-name="P1" xml:id="id5" draw:id="id5" draw:layer="layout" svg:width="1.5cm" svg:height="1.5cm" svg:x="5.599cm" svg:y="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cm" svg:height="1.5cm" svg:x="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cm" svg:height="1.5cm" svg:x="11.3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5cm" svg:height="1.5cm" svg:x="11.099cm" svg:y="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7.099cm" svg:y1="6.149cm" svg:x2="11.099cm" svg:y2="6.149cm" draw:start-shape="id5" draw:start-glue-point="10" draw:end-shape="id6" draw:end-glue-point="6" svg:d="m7099 6149h4000">
          <text:p/>
        </draw:connector>
        <draw:connector draw:style-name="gr7" draw:text-style-name="P1" draw:layer="layout" draw:type="line" svg:x1="11.849cm" svg:y1="6.899cm" svg:x2="11.85cm" svg:y2="8.8cm" draw:start-shape="id6" draw:start-glue-point="8" draw:end-shape="id4" draw:end-glue-point="4" svg:d="m11849 6899 1 1901">
          <text:p/>
        </draw:connector>
        <draw:connector draw:style-name="gr6" draw:text-style-name="P1" draw:layer="layout" draw:type="line" svg:x1="7.3cm" svg:y1="18.55cm" svg:x2="11.3cm" svg:y2="18.55cm" draw:start-shape="id7" draw:start-glue-point="10" draw:end-shape="id8" draw:end-glue-point="6" svg:d="m7300 18550h4000">
          <text:p/>
        </draw:connector>
        <draw:connector draw:style-name="gr7" draw:text-style-name="P1" draw:layer="layout" draw:type="line" svg:x1="12.05cm" svg:y1="17.8cm" svg:x2="12.05cm" svg:y2="15cm" draw:start-shape="id8" draw:start-glue-point="4" draw:end-shape="id1" draw:end-glue-point="8" svg:d="m12050 17800v-2800">
          <text:p/>
        </draw:connector>
        <draw:custom-shape draw:style-name="gr8" draw:text-style-name="P1" draw:layer="layout" svg:width="26.9cm" svg:height="7.5cm" svg:x="0.6cm" svg:y="8.1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6.9cm" svg:height="3.301cm" svg:x="0.6cm" svg:y="16.1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7.9cm" svg:height="7.699cm" svg:x="0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5cm" svg:height="1.5cm" svg:x="5.6cm" svg:y="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line-skew="-0.101cm" svg:x1="2.8cm" svg:y1="6.15cm" svg:x2="5.6cm" svg:y2="3.95cm" draw:start-shape="id9" draw:start-glue-point="10" draw:end-shape="id10" draw:end-glue-point="6" svg:d="m2800 6150h1300v-2200h1500">
          <text:p/>
        </draw:connector>
        <draw:custom-shape draw:style-name="gr2" draw:text-style-name="P1" xml:id="id9" draw:id="id9" draw:layer="layout" svg:width="1.5cm" svg:height="1.5cm" svg:x="1.3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.8cm" svg:y1="6.15cm" svg:x2="5.599cm" svg:y2="6.149cm" draw:start-shape="id9" draw:start-glue-point="10" draw:end-shape="id5" draw:end-glue-point="6" svg:d="m2800 6150 2799-1">
          <text:p/>
        </draw:connector>
        <draw:custom-shape draw:style-name="gr1" draw:text-style-name="P1" xml:id="id11" draw:id="id11" draw:layer="layout" svg:width="1.5cm" svg:height="1.5cm" svg:x="1.3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.8cm" svg:y1="18.55cm" svg:x2="5.8cm" svg:y2="18.55cm" draw:start-shape="id11" draw:start-glue-point="10" draw:end-shape="id7" draw:end-glue-point="6" svg:d="m2800 18550h3000">
          <text:p/>
        </draw:connector>
        <draw:custom-shape draw:style-name="gr3" draw:text-style-name="P1" xml:id="id12" draw:id="id12" draw:layer="layout" svg:width="1.5cm" svg:height="1.5cm" svg:x="5.8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7.3cm" svg:y1="11.95cm" svg:x2="11.2cm" svg:y2="11.95cm" draw:start-shape="id12" draw:start-glue-point="10" draw:end-shape="id3" draw:end-glue-point="6" svg:d="m7300 11950h3900">
          <text:p/>
        </draw:connector>
        <draw:custom-shape draw:style-name="gr2" draw:text-style-name="P1" xml:id="id13" draw:id="id13" draw:layer="layout" svg:width="1.5cm" svg:height="1.5cm" svg:x="16.8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2.599cm" svg:y1="6.149cm" svg:x2="16.8cm" svg:y2="6.15cm" draw:start-shape="id6" draw:start-glue-point="10" draw:end-shape="id13" draw:end-glue-point="6" svg:d="m12599 6149 4201 1">
          <text:p/>
        </draw:connector>
        <draw:custom-shape draw:style-name="gr2" draw:text-style-name="P1" xml:id="id14" draw:id="id14" draw:layer="layout" svg:width="1.5cm" svg:height="1.5cm" svg:x="11.1cm" svg:y="3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1.5cm" svg:height="1.5cm" svg:x="16.801cm" svg:y="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12.6cm" svg:y1="3.949cm" svg:x2="16.801cm" svg:y2="3.95cm" draw:start-shape="id14" draw:start-glue-point="10" draw:end-shape="id15" draw:end-glue-point="6" svg:d="m12600 3949 4201 1">
          <text:p/>
        </draw:connector>
        <draw:connector draw:style-name="gr10" draw:text-style-name="P1" draw:layer="layout" draw:type="line" svg:x1="7.1cm" svg:y1="3.95cm" svg:x2="11.1cm" svg:y2="3.949cm" draw:start-shape="id10" draw:start-glue-point="10" draw:end-shape="id14" draw:end-glue-point="6" svg:d="m7100 3950 4000-1">
          <text:p/>
        </draw:connector>
        <draw:frame draw:style-name="gr12" draw:text-style-name="P1" draw:layer="layout" svg:width="3cm" svg:height="1.276cm" svg:x="0.5cm" svg:y="19.824cm">
          <draw:text-box>
            <text:p text:style-name="P1"><text:span text:style-name="T1">2008</text:span></text:p>
          </draw:text-box>
        </draw:frame>
        <draw:frame draw:style-name="gr12" draw:text-style-name="P2" draw:layer="layout" svg:width="2.7cm" svg:height="1.276cm" svg:x="5.2cm" svg:y="19.824cm">
          <draw:text-box>
            <text:p><text:span text:style-name="T1">2009</text:span></text:p>
          </draw:text-box>
        </draw:frame>
        <draw:frame draw:style-name="gr12" draw:text-style-name="P2" draw:layer="layout" svg:width="2.9cm" svg:height="1.276cm" svg:x="10.6cm" svg:y="19.838cm">
          <draw:text-box>
            <text:p><text:span text:style-name="T1">2010</text:span></text:p>
          </draw:text-box>
        </draw:frame>
        <draw:frame draw:style-name="gr12" draw:text-style-name="P2" draw:layer="layout" svg:width="2.6cm" svg:height="1.276cm" svg:x="16.2cm" svg:y="19.838cm">
          <draw:text-box>
            <text:p><text:span text:style-name="T1">2011</text:span></text:p>
          </draw:text-box>
        </draw:frame>
        <draw:custom-shape draw:style-name="gr1" draw:text-style-name="P1" xml:id="id19" draw:id="id19" draw:layer="layout" svg:width="1.5cm" svg:height="1.5cm" svg:x="1.3cm" svg:y="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5cm" svg:height="1.5cm" svg:x="5.5cm" svg:y="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5cm" svg:height="1.5cm" svg:x="11cm" svg:y="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7cm" svg:y1="1.95cm" svg:x2="11cm" svg:y2="1.95cm" draw:start-shape="id16" draw:start-glue-point="10" draw:end-shape="id17" draw:end-glue-point="6" svg:d="m7000 1950h4000">
          <text:p/>
        </draw:connector>
        <draw:custom-shape draw:style-name="gr1" draw:text-style-name="P1" xml:id="id18" draw:id="id18" draw:layer="layout" svg:width="1.5cm" svg:height="1.5cm" svg:x="16.8cm" svg:y="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2.5cm" svg:y1="1.95cm" svg:x2="16.8cm" svg:y2="1.95cm" draw:start-shape="id17" draw:start-glue-point="10" draw:end-shape="id18" draw:end-glue-point="6" svg:d="m12500 1950h4300">
          <text:p/>
        </draw:connector>
        <draw:connector draw:style-name="gr10" draw:text-style-name="P1" draw:layer="layout" draw:type="line" svg:x1="2.8cm" svg:y1="1.95cm" svg:x2="5.5cm" svg:y2="1.95cm" draw:start-shape="id19" draw:start-glue-point="10" draw:end-shape="id16" draw:end-glue-point="6" svg:d="m2800 1950h2700">
          <text:p/>
        </draw:connector>
        <draw:connector draw:style-name="gr13" draw:text-style-name="P1" draw:layer="layout" draw:type="line" svg:x1="2.05cm" svg:y1="17.8cm" svg:x2="2.05cm" svg:y2="6.9cm" draw:start-shape="id11" draw:start-glue-point="4" draw:end-shape="id9" draw:end-glue-point="8" svg:d="m2050 17800v-10900">
          <text:p/>
        </draw:connector>
        <draw:connector draw:style-name="gr14" draw:text-style-name="P1" draw:layer="layout" draw:type="line" svg:x1="2.05cm" svg:y1="6.9cm" svg:x2="2.05cm" svg:y2="5.4cm" draw:start-shape="id9" draw:start-glue-point="8" draw:end-shape="id9" draw:end-glue-point="4" svg:d="m2050 6900v-1500">
          <text:p/>
        </draw:connector>
        <draw:connector draw:style-name="gr15" draw:text-style-name="P1" draw:layer="layout" draw:type="line" svg:x1="2.05cm" svg:y1="5.4cm" svg:x2="2.05cm" svg:y2="2.7cm" draw:start-shape="id9" draw:start-glue-point="4" draw:end-shape="id19" draw:end-glue-point="8" svg:d="m2050 5400v-2700">
          <text:p/>
        </draw:connector>
        <draw:line draw:style-name="gr10" draw:text-style-name="P1" draw:layer="layout" svg:x1="19.5cm" svg:y1="3.9cm" svg:x2="22cm" svg:y2="3.9cm">
          <text:p/>
        </draw:line>
        <draw:line draw:style-name="gr15" draw:text-style-name="P1" draw:layer="layout" svg:x1="19.6cm" svg:y1="0.9cm" svg:x2="22.1cm" svg:y2="0.9cm">
          <text:p/>
        </draw:line>
        <draw:line draw:style-name="gr16" draw:text-style-name="P1" draw:layer="layout" svg:x1="19.6cm" svg:y1="2.4cm" svg:x2="22.1cm" svg:y2="2.4cm">
          <text:p/>
        </draw:line>
        <draw:line draw:style-name="gr17" draw:text-style-name="P1" draw:layer="layout" svg:x1="19.566cm" svg:y1="6.8cm" svg:x2="22.066cm" svg:y2="6.8cm">
          <text:p/>
        </draw:line>
        <draw:frame draw:style-name="gr18" draw:layer="layout" svg:width="5.616cm" svg:height="1.276cm" svg:x="22.6cm" svg:y="3.238cm">
          <draw:text-box>
            <text:p><text:span text:style-name="T1">reproduction</text:span></text:p>
          </draw:text-box>
        </draw:frame>
        <draw:frame draw:style-name="gr18" draw:layer="layout" svg:width="3.91cm" svg:height="1.276cm" svg:x="22.6cm" svg:y="0.2cm">
          <draw:text-box>
            <text:p><text:span text:style-name="T1">diffusion</text:span></text:p>
          </draw:text-box>
        </draw:frame>
        <draw:frame draw:style-name="gr18" draw:layer="layout" svg:width="3.512cm" svg:height="1.276cm" svg:x="22.567cm" svg:y="1.7cm">
          <draw:text-box>
            <text:p><text:span text:style-name="T1">mixture</text:span></text:p>
          </draw:text-box>
        </draw:frame>
        <draw:frame draw:style-name="gr18" draw:layer="layout" svg:width="4.134cm" svg:height="1.276cm" svg:x="22.566cm" svg:y="6.124cm">
          <draw:text-box>
            <text:p><text:span text:style-name="T1">selection</text:span></text:p>
          </draw:text-box>
        </draw:frame>
        <draw:custom-shape draw:style-name="gr4" draw:text-style-name="P1" xml:id="id20" draw:id="id20" draw:layer="layout" svg:width="1.5cm" svg:height="1.5cm" svg:x="16.8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5.2cm" svg:y1="14.15cm" svg:x2="16.8cm" svg:y2="14.15cm" draw:start-shape="id2" draw:start-glue-point="10" draw:end-shape="id20" draw:end-glue-point="6" svg:d="m15200 14150h1600">
          <text:p/>
        </draw:connector>
        <draw:frame draw:style-name="gr18" draw:text-style-name="P2" draw:layer="layout" svg:width="3.419cm" svg:height="1.276cm" svg:x="0.573cm" svg:y="0cm">
          <draw:text-box>
            <text:p><text:span text:style-name="T1">Farm 1</text:span></text:p>
          </draw:text-box>
        </draw:frame>
        <draw:frame draw:style-name="gr18" draw:text-style-name="P2" draw:layer="layout" svg:width="3.419cm" svg:height="1.276cm" svg:x="0.573cm" svg:y="8.224cm">
          <draw:text-box>
            <text:p><text:span text:style-name="T1">Farm 2</text:span></text:p>
          </draw:text-box>
        </draw:frame>
        <draw:frame draw:style-name="gr18" draw:text-style-name="P2" draw:layer="layout" svg:width="3.419cm" svg:height="1.276cm" svg:x="0.5cm" svg:y="16.224cm">
          <draw:text-box>
            <text:p><text:span text:style-name="T1">Farm 3</text:span></text:p>
          </draw:text-box>
        </draw:frame>
        <draw:custom-shape draw:style-name="gr19" draw:text-style-name="P1" xml:id="id25" draw:id="id25" draw:layer="layout" svg:width="1.5cm" svg:height="1.5cm" svg:x="16.8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23" draw:id="id23" draw:layer="layout" svg:width="1.5cm" svg:height="1.5cm" svg:x="16.8cm" svg:y="1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24" draw:id="id24" draw:layer="layout" svg:width="1.5cm" svg:height="1.5cm" svg:x="21.3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1" draw:id="id21" draw:layer="layout" svg:width="1.5cm" svg:height="1.5cm" svg:x="16.8cm" svg:y="1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7.55cm" svg:y1="14.9cm" svg:x2="17.55cm" svg:y2="17.5cm" draw:start-shape="id20" draw:start-glue-point="8" draw:end-shape="id21" draw:end-glue-point="4" svg:d="m17550 14900v2600">
          <text:p/>
        </draw:connector>
        <draw:custom-shape draw:style-name="gr4" draw:text-style-name="P1" xml:id="id22" draw:id="id22" draw:layer="layout" svg:width="1.5cm" svg:height="1.5cm" svg:x="21.3cm" svg:y="1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8.3cm" svg:y1="18.25cm" svg:x2="21.3cm" svg:y2="18.25cm" draw:start-shape="id21" draw:start-glue-point="10" draw:end-shape="id22" draw:end-glue-point="6" svg:d="m18300 18250h3000">
          <text:p/>
        </draw:connector>
        <draw:connector draw:style-name="gr22" draw:text-style-name="P1" draw:layer="layout" draw:type="curve" svg:x1="18.3cm" svg:y1="11.85cm" svg:x2="21.3cm" svg:y2="10.85cm" draw:start-shape="id23" draw:start-glue-point="10" draw:end-shape="id24" svg:d="m18300 11850c2251 0 752-1000 3000-1000">
          <text:p/>
        </draw:connector>
        <draw:connector draw:style-name="gr22" draw:text-style-name="P1" draw:layer="layout" draw:type="curve" svg:x1="18.3cm" svg:y1="9.35cm" svg:x2="21.3cm" svg:y2="10.85cm" draw:start-shape="id25" draw:start-glue-point="10" draw:end-shape="id24" draw:end-glue-point="6" svg:d="m18300 9350c2251 0 752 1500 3000 1500">
          <text:p/>
        </draw:connector>
        <draw:line draw:style-name="gr22" draw:text-style-name="P1" draw:layer="layout" svg:x1="19.55cm" svg:y1="5.2cm" svg:x2="22.05cm" svg:y2="5.2cm">
          <text:p/>
        </draw:line>
        <draw:frame draw:style-name="gr18" draw:layer="layout" svg:width="3.677cm" svg:height="1.276cm" svg:x="22.65cm" svg:y="4.538cm">
          <draw:text-box>
            <text:p><text:span text:style-name="T1">crosses</text:span></text:p>
          </draw:text-box>
        </draw:frame>
        <draw:frame draw:style-name="gr12" draw:text-style-name="P2" draw:layer="layout" svg:width="2.6cm" svg:height="1.276cm" svg:x="20.7cm" svg:y="19.824cm">
          <draw:text-box>
            <text:p><text:span text:style-name="T1">2012</text:span></text:p>
          </draw:text-box>
        </draw:frame>
        <draw:frame draw:style-name="gr12" draw:text-style-name="P2" draw:layer="layout" svg:width="2.6cm" svg:height="1.276cm" svg:x="25.1cm" svg:y="19.8cm">
          <draw:text-box>
            <text:p><text:span text:style-name="T1">2013</text:span></text:p>
          </draw:text-box>
        </draw:frame>
        <draw:custom-shape draw:style-name="gr21" draw:text-style-name="P1" xml:id="id26" draw:id="id26" draw:layer="layout" svg:width="1.5cm" svg:height="1.5cm" svg:x="25.3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7" draw:id="id27" draw:layer="layout" svg:width="1.5cm" svg:height="1.5cm" svg:x="25.5cm" svg:y="1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2.8cm" svg:y1="10.85cm" svg:x2="25.3cm" svg:y2="10.85cm" draw:start-shape="id24" draw:start-glue-point="10" draw:end-shape="id26" draw:end-glue-point="6" svg:d="m22800 10850h2500">
          <text:p/>
        </draw:connector>
        <draw:connector draw:style-name="gr10" draw:text-style-name="P1" draw:layer="layout" draw:type="line" svg:x1="22.8cm" svg:y1="18.25cm" svg:x2="25.5cm" svg:y2="18.25cm" draw:start-shape="id22" draw:start-glue-point="10" draw:end-shape="id27" draw:end-glue-point="6" svg:d="m22800 18250h2700">
          <text:p/>
        </draw:connector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</meta:initial-creator>
    <meta:creation-date>2012-11-20T18:18:25</meta:creation-date>
    <meta:generator>LibreOffice/3.5$Linux_X86_64 LibreOffice_project/350m1$Build-2</meta:generator>
    <dc:date>2015-11-02T14:24:30</dc:date>
    <dc:creator>pierre </dc:creator>
    <meta:editing-duration>PT8H26M16S</meta:editing-duration>
    <meta:editing-cycles>138</meta:editing-cycles>
    <meta:document-statistic meta:object-count="99"/>
  </office:meta>
</office:document-meta>
</file>